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fo:font-weight="normal" officeooo:rsid="000f099d" officeooo:paragraph-rsid="000f099d" style:font-size-asian="16pt" style:language-asian="zh" style:country-asian="CN" style:font-weight-asian="normal" style:font-size-complex="18.25pt" style:font-weight-complex="normal"/>
    </style:style>
    <style:style style:name="P2" style:family="paragraph" style:parent-style-name="Standard">
      <style:text-properties fo:font-size="18.25pt" fo:font-weight="normal" officeooo:rsid="001009d2" officeooo:paragraph-rsid="001009d2" style:font-size-asian="16pt" style:language-asian="zh" style:country-asian="CN" style:font-weight-asian="normal" style:font-size-complex="18.25pt" style:font-weight-complex="normal"/>
    </style:style>
    <style:style style:name="P3" style:family="paragraph" style:parent-style-name="Standard">
      <style:text-properties fo:font-size="22pt" fo:font-weight="bold" officeooo:rsid="000f099d" officeooo:paragraph-rsid="000f099d" style:font-size-asian="22pt" style:language-asian="zh" style:country-asian="CN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1009d2" officeooo:paragraph-rsid="001009d2" style:font-size-asian="22pt" style:language-asian="zh" style:country-asian="CN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1325fa" officeooo:paragraph-rsid="001325fa" style:font-size-asian="22pt" style:language-asian="zh" style:country-asian="CN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13f2f3" officeooo:paragraph-rsid="0013f2f3" style:font-size-asian="22pt" style:language-asian="zh" style:country-asian="CN" style:font-weight-asian="bold" style:font-size-complex="22pt" style:font-weight-complex="bold"/>
    </style:style>
    <style:style style:name="P7" style:family="paragraph" style:parent-style-name="Table_20_Contents">
      <style:text-properties fo:font-size="18.25pt" officeooo:rsid="000f099d" officeooo:paragraph-rsid="000f099d" style:font-size-asian="16pt" style:font-size-complex="18.25pt"/>
    </style:style>
    <style:style style:name="P8" style:family="paragraph" style:parent-style-name="Table_20_Contents">
      <style:text-properties fo:font-size="22pt" officeooo:rsid="00121ce9" officeooo:paragraph-rsid="00121ce9" style:font-size-asian="22pt" style:font-size-complex="22pt"/>
    </style:style>
    <style:style style:name="P9" style:family="paragraph" style:parent-style-name="Table_20_Contents">
      <style:text-properties fo:font-size="22pt" officeooo:rsid="001325fa" officeooo:paragraph-rsid="001325fa" style:font-size-asian="22pt" style:font-size-complex="22pt"/>
    </style:style>
    <style:style style:name="P10" style:family="paragraph" style:parent-style-name="Table_20_Contents">
      <style:text-properties fo:font-size="22pt" officeooo:rsid="0013f2f3" officeooo:paragraph-rsid="0013f2f3" style:font-size-asian="22pt" style:font-size-complex="22pt"/>
    </style:style>
    <style:style style:name="T1" style:family="text">
      <style:text-properties officeooo:rsid="000f3d2e"/>
    </style:style>
    <style:style style:name="T2" style:family="text">
      <style:text-properties officeooo:rsid="00108f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,</text:span>if ... else if ...else</text:p>
      <text:p text:style-name="P1">和java中的用法一样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">var age =40;</text:p>
            <text:p text:style-name="P7">if(age&lt;10){</text:p>
            <text:p text:style-name="P7"><text:tab/>alert("小孩");</text:p>
            <text:p text:style-name="P7">}else if(age &gt;=10 &amp;&amp; age &lt;=20){</text:p>
            <text:p text:style-name="P7"><text:tab/>alert("年轻人");</text:p>
            <text:p text:style-name="P7">}else{</text:p>
            <text:p text:style-name="P7"><text:tab/>alert("老年人");</text:p>
            <text:p text:style-name="P7">}</text:p>
          </table:table-cell>
        </table:table-row>
      </table:table>
      <text:p text:style-name="P3"/>
      <text:p text:style-name="P4">2,for <text:span text:style-name="T2">循环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for (var i=0 ;i&lt;10;i++){</text:p>
            <text:p text:style-name="P8"><text:tab/>sum=sum+i;</text:p>
            <text:p text:style-name="P8">}</text:p>
          </table:table-cell>
        </table:table-row>
      </table:table>
      <text:p text:style-name="P4"/>
      <text:p text:style-name="P5">3,while循环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9">var i=1;</text:p>
            <text:p text:style-name="P9">while(i&lt;10){</text:p>
            <text:p text:style-name="P9"><text:tab/>sum=sum+i;</text:p>
            <text:p text:style-name="P9"><text:tab/>i++;</text:p>
            <text:p text:style-name="P9">}</text:p>
          </table:table-cell>
        </table:table-row>
      </table:table>
      <text:p text:style-name="P5"/>
      <text:p text:style-name="P6">4,do..while循环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0">do{</text:p>
            <text:p text:style-name="P10"><text:tab/>sum=sum+i;</text:p>
            <text:p text:style-name="P10"><text:tab/>i++;</text:p>
            <text:p text:style-name="P10">}while(i&lt;10)</text:p>
          </table:table-cell>
        </table:table-row>
      </table:table>
      <text:p text:style-name="P6"/>
      <text:p text:style-name="P6"><text:soft-page-break/>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32S</meta:editing-duration>
    <meta:editing-cycles>9</meta:editing-cycles>
    <meta:generator>LibreOffice/5.3.0.3$Windows_X86_64 LibreOffice_project/7074905676c47b82bbcfbea1aeefc84afe1c50e1</meta:generator>
    <dc:date>2018-03-27T17:19:56.946000000</dc:date>
    <meta:document-statistic meta:table-count="4" meta:image-count="0" meta:object-count="0" meta:page-count="2" meta:paragraph-count="26" meta:word-count="64" meta:character-count="272" meta:non-whitespace-character-count="247"/>
    <meta:user-defined meta:name="Info 1"/>
    <meta:user-defined meta:name="Info 2"/>
    <meta:user-defined meta:name="Info 3"/>
    <meta:user-defined meta:name="Info 4"/>
  </office:meta>
</office:document-meta>
</file>